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.4cm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style:font-style-asian="normal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S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jout de style dans un document HTML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ésentation de CSS</text:p>
              </text:list-item>
              <text:list-item>
                <text:p>Exemple de document</text:p>
              </text:list-item>
              <text:list-item>
                <text:p>Syntaxe</text:p>
              </text:list-item>
              <text:list-item>
                <text:p>Sélecteurs</text:p>
              </text:list-item>
              <text:list-item>
                <text:p>Premiers attributs</text:p>
              </text:list-item>
              <text:list-item>
                <text:p>Layouts</text:p>
              </text:list-item>
              <text:list-item>
                <text:p>Background/Bord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ésentation de C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SS : Cascading Style Sheet</text:p>
                <text:p/>
              </text:list-item>
              <text:list-item>
                <text:p>But : Séparer la forme du contenu</text:p>
                <text:list>
                  <text:list-item>
                    <text:p>HTML : contenu</text:p>
                  </text:list-item>
                  <text:list-item>
                    <text:p>CSS : forme</text:p>
                  </text:list-item>
                </text:list>
              </text:list-item>
              <text:list-item>
                <text:p>Commencer par le contenu, mettre en forme par la suite</text:p>
                <text:p/>
              </text:list-item>
              <text:list-item>
                <text:p>Aujourd’hui : CSS 3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ésentation de C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tégration dans un document</text:p>
                <text:p/>
              </text:list-item>
              <text:list-item>
                <text:p>3 moyens :</text:p>
                <text:list>
                  <text:list-item>
                    <text:p>Inline : &lt;p style="contenu CSS"&gt;Coucou&lt;/p&gt;</text:p>
                  </text:list-item>
                  <text:list-item>
                    <text:p>Balise : &lt;style&gt;contenu CSS&lt;/style&gt;</text:p>
                  </text:list-item>
                  <text:list-item>
                    <text:p>Feuille intégrée : <text:line-break/>&lt;link rel="stylesheet" href="style.css" /&gt;</text:p>
                  </text:list-item>
                </text:list>
              </text:list-item>
              <text:list-item>
                <text:p>La troisième solution est préférable !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e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Voir exemple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yntax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jout d’une ou plusieurs règles :</text:p>
                <text:list>
                  <text:list-header>
                    <text:p>sélecteur(s)1 {</text:p>
                    <text:list>
                      <text:list-header>
                        <text:p>propriété1 : valeur1 ;</text:p>
                        <text:p>propriété2 : valeur2 ; /<text:span text:style-name="T1">* commentaire *</text:span>/</text:p>
                      </text:list-header>
                    </text:list>
                    <text:p>}</text:p>
                    <text:p/>
                    <text:p text:style-name="P3">sélecteur(s)2 {</text:p>
                    <text:list>
                      <text:list-header>
                        <text:p>propriété3 : valeur3 ;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électeu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ibler les éléments concernés</text:p>
              </text:list-item>
              <text:list-item>
                <text:p>Différents types</text:p>
              </text:list-item>
              <text:list-item>
                <text:p>Possibilité de les coupler</text:p>
              </text:list-item>
              <text:list-item>
                <text:p/>
              </text:list-item>
              <text:list-item>
                <text:p>Ex :</text:p>
                <text:list>
                  <text:list-header>
                    <text:p>p#header, ul&gt;li.imp{</text:p>
                    <text:list>
                      <text:list-header>
                        <text:p>…</text:p>
                      </text:list-header>
                    </text:list>
                    <text:p>}</text:p>
                    <text:p><text:span text:style-name="T1">/* cible l’élément p d’id « header » et les éléments li de classe « imp » et fils directs d’un élément ul *</text:span>/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électeur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incipaux sélecteurs :</text:p>
                <text:list>
                  <text:list-item>
                    <text:p>Sélecteur universel :</text:p>
                    <text:list>
                      <text:list-header>
                        <text:p>* { … } <text:s text:c="8"/>/<text:span text:style-name="T1">* Cible TOUT */</text:span></text:p>
                      </text:list-header>
                    </text:list>
                  </text:list-item>
                  <text:list-item>
                    <text:p><text:span text:style-name="T2">Sélecteur d’élément :</text:span></text:p>
                    <text:list>
                      <text:list-header>
                        <text:p><text:span text:style-name="T3">tag </text:span><text:span text:style-name="T2">{ … } <text:s text:c="5"/>/</text:span><text:span text:style-name="T4">* Cible les éléments tag (p, a, img,...) */</text:span></text:p>
                      </text:list-header>
                    </text:list>
                  </text:list-item>
                  <text:list-item>
                    <text:p><text:span text:style-name="T2">Sélecteur d’id :</text:span></text:p>
                    <text:list>
                      <text:list-item>
                        <text:p><text:span text:style-name="T3">#id </text:span><text:span text:style-name="T2">{ … } <text:s text:c="8"/>/</text:span><text:span text:style-name="T4">* Cible l’élément d’id « id » */</text:span></text:p>
                      </text:list-item>
                    </text:list>
                  </text:list-item>
                  <text:list-item>
                    <text:p><text:span text:style-name="T2">Sélecteur de classe :</text:span></text:p>
                    <text:list>
                      <text:list-item>
                        <text:p><text:span text:style-name="T3">.class </text:span><text:span text:style-name="T2">{ … } <text:s text:c="3"/>/</text:span><text:span text:style-name="T4">* Cible les éléments de classe « class » *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électeur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électeurs de descendants :</text:p>
                <text:list>
                  <text:list-item>
                    <text:p><text:span text:style-name="T5">Sélecteurs de descendants directs :</text:span></text:p>
                    <text:list>
                      <text:list-item>
                        <text:p><text:span text:style-name="T3">a &gt; b </text:span><text:span text:style-name="T5">{ … } <text:s text:c="8"/>/</text:span><text:span text:style-name="T4">* Cible les éléments b directs descendants de a */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Sélecteurs de descendants éloignés</text:span></text:p>
                    <text:list>
                      <text:list-item>
                        <text:p><text:span text:style-name="T6">a b </text:span><text:span text:style-name="T4">{ … } <text:s text:c="8"/>/* Cible tous les éléments b qui sont inclus dans un élément a *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électeurs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4"><text:span text:style-name="T2">Sélecteurs de voisins :</text:span></text:p>
                <text:list>
                  <text:list-item>
                    <text:p text:style-name="P5"><text:span text:style-name="T3">a + b </text:span><text:span text:style-name="T2">{ … } <text:s text:c="8"/>/</text:span><text:span text:style-name="T4">* Cible les éléments b qui suivent un élément a */</text:span></text:p>
                  </text:list-item>
                  <text:list-item>
                    <text:p text:style-name="P5"><text:span text:style-name="T4"/></text:p>
                  </text:list-item>
                  <text:list-item>
                    <text:p text:style-name="P5"><text:span text:style-name="T6">a ~ b </text:span><text:span text:style-name="T4">{ … } <text:s text:c="8"/>/* Cible les éléments b qui suivent un élément a avec le même parent <text:s/>*/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électeurs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4"><text:span text:style-name="T2">Sélecteurs par attribut :</text:span></text:p>
                <text:list>
                  <text:list-item>
                    <text:p text:style-name="P5"><text:span text:style-name="T3">a[attribut] </text:span><text:span text:style-name="T2">{ … } <text:s text:c="8"/>/</text:span><text:span text:style-name="T4">* Cible les éléments a qui possèdent l’attribut « attribut » */</text:span></text:p>
                    <text:p text:style-name="P5"><text:span text:style-name="T4"/></text:p>
                  </text:list-item>
                  <text:list-item>
                    <text:p text:style-name="P5"><text:span text:style-name="T3">a[attr=val] </text:span><text:span text:style-name="T2">{ … } <text:s text:c="8"/>/</text:span><text:span text:style-name="T4">* Cible les éléments a dont l’attribut attr possède la valeur val */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emières propriété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{</text:p>
                <text:list>
                  <text:list-header>
                    <text:p>color : red ; /<text:span text:style-name="T1">* couleur du texte et de ses décorations *</text:span>/</text:p>
                    <text:p>font-family : "Arial" ; /<text:span text:style-name="T1">* polices d’écriture *</text:span>/</text:p>
                    <text:p>font-weight : bold ; /<text:span text:style-name="T1">* épaisseur des lettres *</text:span>/</text:p>
                    <text:p>font-style : italic ; /<text:span text:style-name="T1">* polices italiques ou cursives *</text:span>/</text:p>
                    <text:p>text-decoration : underline ; /<text:span text:style-name="T1">* souligner, barrer, surligner un texte *</text:span>/</text:p>
                    <text:p>font-family : "Arial" ; /<text:span text:style-name="T1">* polices d’écriture *</text:span>/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0D50AED311DCF385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22:55:17.492000000</meta:creation-date>
    <meta:editing-duration>PT21M32S</meta:editing-duration>
    <meta:editing-cycles>6</meta:editing-cycles>
    <meta:generator>LibreOffice/6.1.0.3$Windows_X86_64 LibreOffice_project/efb621ed25068d70781dc026f7e9c5187a4decd1</meta:generator>
    <dc:title>Inspiration</dc:title>
    <dc:date>2018-12-02T23:38:22.383000000</dc:date>
    <meta:document-statistic meta:object-count="70"/>
  </office:meta>
</office:document-meta>
</file>